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Name: Gauri Somavanshi</text:p>
      <text:p text:style-name="Standard">Roll no: B4259</text:p>
      <text:p text:style-name="Standard">Class: B.E Comp (B)</text:p>
      <text:p text:style-name="Standard">*/</text:p>
      <text:p text:style-name="Standard"></text:p>
      <text:p text:style-name="Standard">/*Problem Statement:</text:p>
      <text:p text:style-name="Standard"><text:tab/><text:tab/><text:tab/>Write a program to count number of lines, characters, words and vowels</text:p>
      <text:p text:style-name="Standard"><text:tab/><text:tab/><text:tab/>from given input.</text:p>
      <text:p text:style-name="Standard">*/</text:p>
      <text:p text:style-name="Standard"></text:p>
      <text:p text:style-name="Standard"></text:p>
      <text:p text:style-name="Standard">%{</text:p>
      <text:p text:style-name="Standard">#include&lt;stdio.h&gt;</text:p>
      <text:p text:style-name="Standard">int l=0,s=0;</text:p>
      <text:p text:style-name="Standard">%}</text:p>
      <text:p text:style-name="Standard">%%</text:p>
      <text:p text:style-name="Standard">[\n]+ l++;</text:p>
      <text:p text:style-name="Standard">[' '\n\t]+ s++; </text:p>
      <text:p text:style-name="Standard">%%</text:p>
      <text:p text:style-name="Standard">void main()</text:p>
      <text:p text:style-name="Standard">{</text:p>
      <text:p text:style-name="Standard">FILE *fp=fopen("input4.txt","r");</text:p>
      <text:p text:style-name="Standard">yyin=fp;<text:tab/></text:p>
      <text:p text:style-name="Standard">yylex();</text:p>
      <text:p text:style-name="Standard">{ printf("\nNo of lines= %d",l); } </text:p>
      <text:p text:style-name="Standard">{ printf("\nNo of space= %d",s); } </text:p>
      <text:p text:style-name="Standard">{ printf("\nNo of Words= %d",s+l);}</text:p>
      <text:p text:style-name="Standard">}</text:p>
      <text:p text:style-name="Standard"></text:p>
      <text:p text:style-name="Standard">/*</text:p>
      <text:p text:style-name="Standard">INPUT FILE: <text:s text:c="2"/>input4.txt</text:p>
      <text:p text:style-name="Standard"></text:p>
      <text:p text:style-name="Standard">I LOVE MY INDIA</text:p>
      <text:p text:style-name="Standard">I LIVE IN PUNE</text:p>
      <text:p text:style-name="Standard"></text:p>
      <text:p text:style-name="Standard">OUTPUT:</text:p>
      <text:p text:style-name="Standard"></text:p>
      <text:p text:style-name="Standard">ccompl04-27@ccompl0427:~/Desktop$ lex assg4.l</text:p>
      <text:p text:style-name="Standard">ccompl04-27@ccompl0427:~/Desktop$ cc lex.yy.c -ll</text:p>
      <text:p text:style-name="Standard">ccompl04-27@ccompl0427:~/Desktop$ ./a.out</text:p>
      <text:p text:style-name="Standard"></text:p>
      <text:p text:style-name="Standard">No of lines= 2</text:p>
      <text:p text:style-name="Standard">No of space= 6</text:p>
      <text:p text:style-name="Standard">No of Words= 8</text:p>
      <text:p text:style-name="Standard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COMPL04-27 </meta:initial-creator>
    <meta:creation-date>2013-08-06T10:18:35</meta:creation-date>
    <dc:date>2013-08-06T10:18:55</dc:date>
    <dc:creator>CCOMPL04-27 </dc:creator>
    <meta:editing-duration>P0D</meta:editing-duration>
    <meta:editing-cycles>1</meta:editing-cycles>
    <meta:document-statistic meta:table-count="0" meta:image-count="0" meta:object-count="0" meta:page-count="1" meta:paragraph-count="45" meta:word-count="101" meta:character-count="690" meta:non-whitespace-character-count="570"/>
    <meta:generator>LibreOffice/3.5$Linux_X86_64 LibreOffice_project/350m1$Build-2</meta:generator>
  </office:meta>
</office:document-meta>
</file>